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2000018800007EDC000040386B33471A8929375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28.26mm"/>
    </style:style>
    <style:style style:name="co3" style:family="table-column">
      <style:table-column-properties fo:break-before="auto" style:column-width="31.56mm"/>
    </style:style>
    <style:style style:name="co4" style:family="table-column">
      <style:table-column-properties fo:break-before="auto" style:column-width="37.32mm"/>
    </style:style>
    <style:style style:name="co5" style:family="table-column">
      <style:table-column-properties fo:break-before="auto" style:column-width="114.44mm"/>
    </style:style>
    <style:style style:name="co6" style:family="table-column">
      <style:table-column-properties fo:break-before="auto" style:column-width="40.89mm"/>
    </style:style>
    <style:style style:name="co7" style:family="table-column">
      <style:table-column-properties fo:break-before="auto" style:column-width="28.54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16.5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0.64mm" fo:break-before="auto" style:use-optimal-row-height="false"/>
    </style:style>
    <style:style style:name="ro5" style:family="table-row">
      <style:table-row-properties style:row-height="8.26mm" fo:break-before="auto" style:use-optimal-row-height="false"/>
    </style:style>
    <style:style style:name="ro6" style:family="table-row">
      <style:table-row-properties style:row-height="10.1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9.37mm" fo:break-before="auto" style:use-optimal-row-height="true"/>
    </style:style>
    <style:style style:name="ro11" style:family="table-row">
      <style:table-row-properties style:row-height="21.38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7.92mm" fo:break-before="auto" style:use-optimal-row-height="true"/>
    </style:style>
    <style:style style:name="ro14" style:family="table-row">
      <style:table-row-properties style:row-height="13.93mm" fo:break-before="auto" style:use-optimal-row-height="true"/>
    </style:style>
    <style:style style:name="ro15" style:family="table-row">
      <style:table-row-properties style:row-height="18.42mm" fo:break-before="auto" style:use-optimal-row-height="false"/>
    </style:style>
    <style:style style:name="ro16" style:family="table-row">
      <style:table-row-properties style:row-height="12.7mm" fo:break-before="auto" style:use-optimal-row-height="false"/>
    </style:style>
    <style:style style:name="ro17" style:family="table-row">
      <style:table-row-properties style:row-height="19.26mm" fo:break-before="auto" style:use-optimal-row-height="false"/>
    </style:style>
    <style:style style:name="ro18" style:family="table-row">
      <style:table-row-properties style:row-height="16.09mm" fo:break-before="auto" style:use-optimal-row-height="false"/>
    </style:style>
    <style:style style:name="ro19" style:family="table-row">
      <style:table-row-properties style:row-height="9.74mm" fo:break-before="auto" style:use-optimal-row-height="false"/>
    </style:style>
    <style:style style:name="ro20" style:family="table-row">
      <style:table-row-properties style:row-height="9.31mm" fo:break-before="auto" style:use-optimal-row-height="false"/>
    </style:style>
    <style:style style:name="ro21" style:family="table-row">
      <style:table-row-properties style:row-height="24.34mm" fo:break-before="auto" style:use-optimal-row-height="true"/>
    </style:style>
    <style:style style:name="ro22" style:family="table-row">
      <style:table-row-properties style:row-height="23.71mm" fo:break-before="auto" style:use-optimal-row-height="false"/>
    </style:style>
    <style:style style:name="ro23" style:family="table-row">
      <style:table-row-properties style:row-height="33.02mm" fo:break-before="auto" style:use-optimal-row-height="false"/>
    </style:style>
    <style:style style:name="ro24" style:family="table-row">
      <style:table-row-properties style:row-height="11.22mm" fo:break-before="auto" style:use-optimal-row-height="false"/>
    </style:style>
    <style:style style:name="ro25" style:family="table-row">
      <style:table-row-properties style:row-height="19.05mm" fo:break-before="auto" style:use-optimal-row-height="false"/>
    </style:style>
    <style:style style:name="ta1" style:family="table" style:master-page-name="PageStyle_5f_NOTA_20_EXPLICATIVE_20_GRILLE">
      <style:table-properties table:display="true" style:writing-mode="lr-tb"/>
    </style:style>
    <style:style style:name="ta2" style:family="table" style:master-page-name="PageStyle_5f_GRILLE_20_PROJET_20_A1_20_-_20_SYST_20_ET_20_PROG">
      <style:table-properties table:display="true" style:writing-mode="lr-tb"/>
    </style: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4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fo:background-color="#ffc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7" style:family="table-cell" style:parent-style-name="Default">
      <style:table-cell-properties fo:background-color="#b7dee8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f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40" style:family="table-cell" style:parent-style-name="Default">
      <style:table-cell-properties fo:background-color="#00b0f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43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fo:border-bottom="none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00b0f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6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>
      <style:table-cell-properties fo:background-color="#92cd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8" style:family="table-cell" style:parent-style-name="Default">
      <style:table-cell-properties fo:background-color="#00ff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>
      <style:table-cell-properties fo:background-color="#00b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fo:background-color="#dbeef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1" style:family="table-cell" style:parent-style-name="Default">
      <style:table-cell-properties fo:background-color="#ff00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c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f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92d05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complex="bold"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fo:color="#000000" style:font-name-complex="Calibri" style:font-size-asian="11pt" style:font-size-complex="11pt" style:font-weight-asian="bold" fo:font-size="11pt"/>
    </style:style>
    <style:style style:name="T7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fo:color="#000000" style:font-name-complex="Calibri" style:font-size-asian="11pt" style:font-size-complex="11pt" fo:font-size="11pt" fo:font-weight="normal" style:font-weight-complex="normal" style:font-weight-asian="normal"/>
    </style:style>
    <style:style style:name="T8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style:font-name-complex="Calibri" style:font-size-asian="11pt" style:font-size-complex="11pt" fo:font-size="11pt" fo:color="#ff0000" style:font-weight-complex="bold" style:font-weight-asian="bold" fo:font-weight="bold"/>
    </style:style>
    <style:style style:name="T9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style:font-name-complex="Calibri" style:font-size-asian="11pt" style:font-size-complex="11pt" fo:font-size="11pt" fo:color="#000000" fo:font-weight="normal" style:font-weight-asian="normal" style:font-weight-complex="normal"/>
    </style:style>
    <style:style style:name="T10" style:family="text">
      <style:text-properties style:text-underline-style="none" style:text-underline-color="font-color" style:text-line-through-type="none" fo:font-style="normal" style:text-outline="false" style:text-position="0% 100%" style:font-style-complex="normal" style:font-style-asian="normal" style:font-name="Calibri" fo:text-shadow="none" style:font-name-complex="Calibri" style:font-size-asian="11pt" style:font-size-complex="11pt" fo:font-size="11pt" fo:color="#ff0000" fo:font-weight="bold" style:font-weight-asian="bold" style:font-weight-complex="bold"/>
    </style:style>
    <style:style style:name="T1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style:font-name="Calibri" style:text-position="0% 100%" fo:font-size="14pt" fo:font-weight="bold" style:text-underline-style="solid" style:text-underline-width="auto" style:text-underline-color="font-color" style:text-line-through-type="none" fo:font-style="normal" style:text-outline="false" fo:text-shadow="none" fo:color="#000000" style:font-name-complex="Calibri" style:font-size-asian="14pt" style:font-size-complex="14pt" style:font-weight-asian="bold" style:font-weight-complex="bold" style:font-style-asian="normal" style:font-style-complex="normal"/>
    </style:style>
    <style:style style:name="T13" style:family="text">
      <style:text-properties style:font-name="Calibri" style:text-position="0% 100%" fo:font-size="14pt" fo:font-weight="bold" style:text-line-through-type="none" fo:font-style="normal" style:text-outline="false" fo:text-shadow="none" fo:color="#000000" style:font-name-complex="Calibri" style:font-size-asian="14pt" style:font-size-complex="14pt" style:font-weight-asian="bold" style:font-weight-complex="bold" style:font-style-asian="normal" style:font-style-complex="normal" style:text-underline-style="none" style:text-underline-color="font-color"/>
    </style:style>
    <style:style style:name="T14" style:family="text">
      <style:text-properties style:font-name="Calibri" style:text-position="0% 100%" fo:font-size="14pt" fo:font-weight="bold" style:text-line-through-type="none" fo:font-style="normal" style:text-outline="false" fo:text-shadow="none" style:font-name-complex="Calibri" style:font-size-asian="14pt" style:font-size-complex="14pt" style:font-weight-asian="bold" style:font-weight-complex="bold" style:font-style-asian="normal" style:font-style-complex="normal" style:text-underline-style="none" style:text-underline-color="font-color"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A EXPLICATIVE GRILL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NOTICE D'EMPLOI</text:p>
          </table:table-cell>
          <table:covered-table-cell table:number-columns-repeated="11" table:style-name="ce6"/>
          <table:covered-table-cell table:style-name="ce10"/>
          <table:table-cell table:style-name="ce3" table:number-columns-repeated="1011"/>
        </table:table-row>
        <table:table-row table:style-name="ro2">
          <table:covered-table-cell table:style-name="ce2"/>
          <table:covered-table-cell table:number-columns-repeated="11" table:style-name="ce7"/>
          <table:covered-table-cell table:style-name="ce11"/>
          <table:table-cell table:style-name="ce3" table:number-columns-repeated="1011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 table:number-columns-spanned="13" table:number-rows-spanned="2">
            <text:p>La grille est découpée en 2 parties :<text:span text:style-name="T1"> groupe et individuelle (voir image ci-dessous)</text:span></text:p>
            <text:p><text:span text:style-name="T2">- La partie </text:span><text:span text:style-name="T3">groupe</text:span><text:span text:style-name="T4"> compte pour 40% de la note finale</text:span></text:p>
            <text:p><text:span text:style-name="T2">- La partie </text:span><text:span text:style-name="T3">individuelle</text:span><text:span text:style-name="T4"> compte pour 60% repartie de la façon suivante : </text:span></text:p>
            <text:p><text:span text:style-name="T5">     - 40% sur les questions indiv. techniques</text:span></text:p>
            <text:p><text:span text:style-name="T5">     - 10% évaluation par les pairs</text:span></text:p>
            <text:p><text:span text:style-name="T5">     - 10% note jurys sur la prestation de chaque étudiant.</text:span></text:p>
            <text:p/>
            <text:p><text:span text:style-name="T6">IMPORTANT</text:span><text:span text:style-name="T7"> : </text:span><text:span text:style-name="T8">la</text:span><text:span text:style-name="T9"> </text:span><text:span text:style-name="T10">PARTIE 1.1 EST UNE PARTIE OBLIGATOIRE - TOUS LES ITEMS DE CETTE PARTIES DOIVENT ÊTRE REALISES.  </text:span></text:p>
            <text:p><text:span text:style-name="T11">                           SINON, NOTE = C (ou D) ET L'EVALUATION EST TERMINEE.</text:span></text:p>
          </table:table-cell>
          <table:covered-table-cell table:number-columns-repeated="11" table:style-name="ce8"/>
          <table:covered-table-cell table:style-name="ce12"/>
          <table:table-cell table:style-name="ce3" table:number-columns-repeated="1011"/>
        </table:table-row>
        <table:table-row table:style-name="ro4">
          <table:covered-table-cell table:style-name="ce5"/>
          <table:covered-table-cell table:number-columns-repeated="11" table:style-name="ce9"/>
          <table:covered-table-cell table:style-name="ce13"/>
          <table:table-cell table:style-name="ce3" table:number-columns-repeated="1011"/>
        </table:table-row>
        <table:table-row table:style-name="ro1">
          <table:table-cell table:style-name="ce3" table:number-columns-repeated="1024"/>
        </table:table-row>
        <table:table-row table:style-name="ro1">
          <table:table-cell>
            <draw:frame table:end-cell-address="'NOTA EXPLICATIVE GRILLE'.I26" table:end-x="18.83mm" table:end-y="2.11mm" draw:z-index="0" draw:name="Image 4" draw:style-name="gr1" draw:text-style-name="P1" svg:width="226.98mm" svg:height="98.63mm" svg:x="0mm" svg:y="0mm">
              <draw:image xlink:href="Pictures/2000018800007EDC000040386B33471A89293758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LLE PROJET A1 - SYST ET PROG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9" table:default-cell-style-name="ce3"/>
        <table:table-row table:style-name="ro5">
          <table:table-cell table:style-name="ce14" office:value-type="string" calcext:value-type="string" table:number-columns-spanned="2" table:number-rows-spanned="1">
            <text:p>TYPE </text:p>
          </table:table-cell>
          <table:covered-table-cell table:style-name="ce29"/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ITEM EVALUABLE</text:p>
          </table:table-cell>
          <table:table-cell table:style-name="ce51" office:value-type="string" calcext:value-type="string">
            <text:p>IMPORTANT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 table:number-columns-spanned="5" table:number-rows-spanned="1">
            <text:p>1 - EVALUATION GROUPE</text:p>
          </table:table-cell>
          <table:covered-table-cell table:number-columns-repeated="3" table:style-name="ce30"/>
          <table:covered-table-cell table:style-name="ce52"/>
          <table:table-cell table:number-columns-repeated="1019"/>
        </table:table-row>
        <table:table-row-group>
          <table:table-row table:style-name="ro7">
            <table:table-cell table:style-name="ce16" office:value-type="string" calcext:value-type="string" table:number-columns-spanned="1" table:number-rows-spanned="19">
              <text:p>EVALUATION DU GROUPE</text:p>
              <text:p>(15%) *</text:p>
            </table:table-cell>
            <table:table-cell table:style-name="ce31" office:value-type="string" calcext:value-type="string" table:number-columns-spanned="1" table:number-rows-spanned="18">
              <text:p>FONCTIONNEL</text:p>
            </table:table-cell>
            <table:table-cell table:style-name="ce31" office:value-type="string" calcext:value-type="string" table:number-columns-spanned="1" table:number-rows-spanned="14">
              <text:p>exiaSaver - </text:p>
              <text:p>Le Lanceur </text:p>
            </table:table-cell>
            <table:table-cell table:style-name="ce46" office:value-type="string" calcext:value-type="string">
              <text:p>Il existe et il peut être lancé depuis la console sans paramètres</text:p>
            </table:table-cell>
            <table:table-cell table:style-name="ce53" office:value-type="string" calcext:value-type="string" table:number-columns-spanned="1" table:number-rows-spanned="19">
              <text:p>TOUS LES ITEMS DOIVENT ETRE REALISES POUR CONTINUER L'EVALUATION</text:p>
              <text:p/>
              <text:p/>
            </table:table-cell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Le lanceur "vide" la console lors de l'exécution</text:p>
            </table:table-cell>
            <table:covered-table-cell table:style-name="ce54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Historique - Enregistre les informations dans le fichier "historique"</text:p>
            </table:table-cell>
            <table:covered-table-cell table:style-name="ce54"/>
            <table:table-cell table:number-columns-repeated="1019"/>
          </table:table-row>
          <table:table-row table:style-name="ro9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Le programme interprète correctement le paramètre '-stat' et ne lance pas un écran de veille</text:p>
            </table:table-cell>
            <table:covered-table-cell table:style-name="ce54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Affichage menu stat avec plusieurs choix</text:p>
            </table:table-cell>
            <table:covered-table-cell table:style-name="ce54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Calcul et affichage statistiques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Choisit aléatoirement un de trois écrans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8" office:value-type="string" calcext:value-type="string">
              <text:p>Il lance bien un des 3 exécutables avec les bons paramètres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Accès aux variables d'environnement et lecture de la valeur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8" office:value-type="string" calcext:value-type="string">
              <text:p>Parcours repertoire des images PBM (ou PPM) 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8" office:value-type="string" calcext:value-type="string">
              <text:p>Choix aléatoire d'une image pour le lanceur de type statique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8" office:value-type="string" calcext:value-type="string">
              <text:p>Jeu de test pour les images - au moins 5 images de tailles différentes</text:p>
            </table:table-cell>
            <table:covered-table-cell table:style-name="ce54"/>
            <table:table-cell table:number-columns-repeated="1019"/>
          </table:table-row>
          <table:table-row table:style-name="ro1">
            <table:covered-table-cell table:style-name="ce17"/>
            <table:covered-table-cell table:number-columns-repeated="2" table:style-name="ce21"/>
            <table:table-cell table:style-name="ce47" office:value-type="string" calcext:value-type="string">
              <text:p>On voit l'implémentation d'un algorithme de tri simple pour les stats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number-columns-repeated="2" table:style-name="ce21"/>
            <table:table-cell table:style-name="ce46" office:value-type="string" calcext:value-type="string">
              <text:p>Variables d'environnement définies - à la main ou dans le .profile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style-name="ce21"/>
            <table:table-cell table:style-name="ce40" office:value-type="string" calcext:value-type="string" table:number-columns-spanned="1" table:number-rows-spanned="4">
              <text:p>exiaSaver 1 - Type statique</text:p>
            </table:table-cell>
            <table:table-cell table:style-name="ce48" office:value-type="string" calcext:value-type="string">
              <text:p>Image chargée correctement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style-name="ce21"/>
            <table:covered-table-cell table:style-name="ce41"/>
            <table:table-cell table:style-name="ce48" office:value-type="string" calcext:value-type="string">
              <text:p>Affichage image centrée dans la console</text:p>
            </table:table-cell>
            <table:covered-table-cell table:style-name="ce54"/>
            <table:table-cell table:number-columns-repeated="1019"/>
          </table:table-row>
          <table:table-row table:style-name="ro8">
            <table:covered-table-cell table:style-name="ce17"/>
            <table:covered-table-cell table:style-name="ce21"/>
            <table:covered-table-cell table:style-name="ce41"/>
            <table:table-cell table:style-name="ce48" office:value-type="string" calcext:value-type="string">
              <text:p>Déblocage en touchant sur n'importe quelle touche</text:p>
            </table:table-cell>
            <table:covered-table-cell table:style-name="ce54"/>
            <table:table-cell table:number-columns-repeated="1019"/>
          </table:table-row>
          <table:table-row table:style-name="ro1">
            <table:covered-table-cell table:style-name="ce17"/>
            <table:covered-table-cell table:style-name="ce21"/>
            <table:covered-table-cell table:style-name="ce42"/>
            <table:table-cell table:style-name="ce47" office:value-type="string" calcext:value-type="string">
              <text:p>Utilisation de fork pour chargement de l'image</text:p>
            </table:table-cell>
            <table:covered-table-cell table:style-name="ce54"/>
            <table:table-cell table:number-columns-repeated="1019"/>
          </table:table-row>
          <table:table-row table:style-name="ro10">
            <table:covered-table-cell table:style-name="ce18"/>
            <table:table-cell table:style-name="ce32" office:value-type="string" calcext:value-type="string">
              <text:p>TECHNIQUE</text:p>
            </table:table-cell>
            <table:table-cell table:style-name="ce32" office:value-type="string" calcext:value-type="string">
              <text:p>ENVIRONNEMENT TRAVAIL</text:p>
            </table:table-cell>
            <table:table-cell table:style-name="ce48" office:value-type="string" calcext:value-type="string">
              <text:p>Linux et Git opérationnels</text:p>
            </table:table-cell>
            <table:covered-table-cell table:style-name="ce55"/>
            <table:table-cell table:number-columns-repeated="1019"/>
          </table:table-row>
        </table:table-row-group>
        <table:table-row table:style-name="ro11">
          <table:table-cell table:style-name="ce19" office:value-type="string" calcext:value-type="string" table:number-columns-spanned="5" table:number-rows-spanned="1">
            <text:p>     PARTIE 1.1 - *SI <text:span text:style-name="T12">TOUS LES ITEMS </text:span><text:span text:style-name="T13">DE 3 A 21 SONT VALIDES, VOUS POUVEZ CONTINUER L'EVALUATION - </text:span><text:span text:style-name="T14">SINON NOTE FINALE = C  (ou D) POUR TOUS LES ETUDIANTS DU GROUPE </text:span></text:p>
          </table:table-cell>
          <table:covered-table-cell table:number-columns-repeated="4" table:style-name="ce33"/>
          <table:table-cell table:number-columns-repeated="1019"/>
        </table:table-row>
        <table:table-row-group>
          <table:table-row table:style-name="ro8">
            <table:table-cell table:style-name="ce20" office:value-type="string" calcext:value-type="string" table:number-columns-spanned="1" table:number-rows-spanned="20">
              <text:p>EVALUATION DU GROUPE</text:p>
              <text:p>(25%)</text:p>
            </table:table-cell>
            <table:table-cell table:style-name="ce20" office:value-type="string" calcext:value-type="string" table:number-columns-spanned="1" table:number-rows-spanned="14">
              <text:p>FONCTIONNEL</text:p>
            </table:table-cell>
            <table:table-cell table:style-name="ce31" office:value-type="string" calcext:value-type="string" table:number-columns-spanned="1" table:number-rows-spanned="7">
              <text:p>exiaSaver 2 - Type dynamique</text:p>
            </table:table-cell>
            <table:table-cell table:style-name="ce48" office:value-type="string" calcext:value-type="string">
              <text:p>Images de chiffres chargées en mémoire (normalement 1 seule fois)</text:p>
            </table:table-cell>
            <table:table-cell table:style-name="ce56" office:value-type="string" calcext:value-type="string" table:number-columns-spanned="1" table:number-rows-spanned="14">
              <text:p>Ces deux autres types vous donneront la possibilité d'avoir plus des points si la première partie est OK</text:p>
            </table:table-cell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Affichage heure centrée dans la console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Affichage message d'attente et réactualisation 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On voit bien passer les secondes (10" par défaut) entre 2 réaffichages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Affichage heure centrée dans la console après refresh auto. de l'écran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Déblocage du processus par Ctrl+C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Affichage heure avec tailles différentes (5x3, 7x4, …) Au moins 2 !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2" table:style-name="ce21"/>
            <table:table-cell table:style-name="ce31" office:value-type="string" calcext:value-type="string" table:number-columns-spanned="1" table:number-rows-spanned="7">
              <text:p>exiaSaver 3 - Type interactif </text:p>
            </table:table-cell>
            <table:table-cell table:style-name="ce48" office:value-type="string" calcext:value-type="string">
              <text:p>Images des avions chargées en mémoire depuis les fichiers PBM</text:p>
            </table:table-cell>
            <table:covered-table-cell table:style-name="ce57"/>
            <table:table-cell table:number-columns-repeated="1019"/>
          </table:table-row>
          <table:table-row table:style-name="ro12">
            <table:covered-table-cell table:number-columns-repeated="3" table:style-name="ce21"/>
            <table:table-cell table:style-name="ce48" office:value-type="string" calcext:value-type="string">
              <text:p>Affichage de l'avion à la position (initiale) passée en paramètre &amp; choix aléatoire de la direction et du sens.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L'avion réagit quand on tape sur une des 4 touches de commande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number-columns-repeated="3" table:style-name="ce21"/>
            <table:table-cell table:style-name="ce48" office:value-type="string" calcext:value-type="string">
              <text:p>Affichage de l'avion à sa nouvelle position</text:p>
            </table:table-cell>
            <table:covered-table-cell table:style-name="ce57"/>
            <table:table-cell table:number-columns-repeated="1019"/>
          </table:table-row>
          <table:table-row table:style-name="ro13">
            <table:covered-table-cell table:number-columns-repeated="3" table:style-name="ce21"/>
            <table:table-cell table:style-name="ce48" office:value-type="string" calcext:value-type="string">
              <text:p>Si on ne tape rien (seulement Entrée) , l'avion avance dans le même sens, d'une case à la fois</text:p>
            </table:table-cell>
            <table:covered-table-cell table:style-name="ce57"/>
            <table:table-cell table:number-columns-repeated="1019"/>
          </table:table-row>
          <table:table-row table:style-name="ro5">
            <table:covered-table-cell table:number-columns-repeated="3" table:style-name="ce21"/>
            <table:table-cell table:style-name="ce48" office:value-type="string" calcext:value-type="string">
              <text:p>Quand l'avion sort de l'espace aérien, il rentre du côté opposé selon spécification</text:p>
            </table:table-cell>
            <table:covered-table-cell table:style-name="ce57"/>
            <table:table-cell table:number-columns-repeated="1019"/>
          </table:table-row>
          <table:table-row table:style-name="ro8">
            <table:covered-table-cell table:style-name="ce21"/>
            <table:covered-table-cell table:style-name="ce20"/>
            <table:covered-table-cell table:style-name="ce21"/>
            <table:table-cell table:style-name="ce48" office:value-type="string" calcext:value-type="string">
              <text:p>Sortir de l'écran en tapant une touche précise</text:p>
            </table:table-cell>
            <table:covered-table-cell table:style-name="ce57"/>
            <table:table-cell table:number-columns-repeated="1019"/>
          </table:table-row>
          <table:table-row table:style-name="ro10">
            <table:covered-table-cell table:style-name="ce21"/>
            <table:table-cell table:style-name="ce31" office:value-type="string" calcext:value-type="string" table:number-columns-spanned="1" table:number-rows-spanned="5">
              <text:p>TECHNIQUE</text:p>
            </table:table-cell>
            <table:table-cell table:style-name="ce32" office:value-type="string" calcext:value-type="string">
              <text:p>STRUCTURES DES DONNEES</text:p>
            </table:table-cell>
            <table:table-cell table:style-name="ce48" office:value-type="string" calcext:value-type="string">
              <text:p>Utilise structures dynamiques (tableaux des pointeurs, listes chaînées) ou des structures statiques</text:p>
            </table:table-cell>
            <table:table-cell table:style-name="ce58" office:value-type="string" calcext:value-type="string" table:number-columns-spanned="1" table:number-rows-spanned="5">
              <text:p>Les aspects techniques sont très importants dans l'évaluation de ce projet</text:p>
            </table:table-cell>
            <table:table-cell table:number-columns-repeated="1019"/>
          </table:table-row>
          <table:table-row table:style-name="ro14">
            <table:covered-table-cell table:number-columns-repeated="2" table:style-name="ce21"/>
            <table:table-cell table:style-name="ce32" office:value-type="string" calcext:value-type="string">
              <text:p>LECTURE/</text:p>
              <text:p>ECRITURE DES FICHIERS</text:p>
            </table:table-cell>
            <table:table-cell table:style-name="ce48" office:value-type="string" calcext:value-type="string">
              <text:p>Lecture et écriture des fichiers fonctionnent parfaitement (images PBM, historique, …)</text:p>
              <text:p/>
            </table:table-cell>
            <table:covered-table-cell table:style-name="ce57"/>
            <table:table-cell table:number-columns-repeated="1019"/>
          </table:table-row>
          <table:table-row table:style-name="ro15">
            <table:covered-table-cell table:number-columns-repeated="2" table:style-name="ce21"/>
            <table:table-cell table:style-name="ce32" office:value-type="string" calcext:value-type="string">
              <text:p>UTILISATION DE FONCTIONS &amp;PRIMITIVES </text:p>
            </table:table-cell>
            <table:table-cell table:style-name="ce47" office:value-type="string" calcext:value-type="string">
              <text:p>Utilisation correcte des primitives/fonctions demandées (et/ou d'autres)  </text:p>
              <text:p/>
            </table:table-cell>
            <table:covered-table-cell table:style-name="ce57"/>
            <table:table-cell table:number-columns-repeated="1019"/>
          </table:table-row>
          <table:table-row table:style-name="ro16">
            <table:covered-table-cell table:number-columns-repeated="2" table:style-name="ce21"/>
            <table:table-cell table:style-name="ce32" office:value-type="string" calcext:value-type="string">
              <text:p>CODE COMMENTE</text:p>
            </table:table-cell>
            <table:table-cell table:style-name="ce47" office:value-type="string" calcext:value-type="string">
              <text:p>Le code est complétement commenté</text:p>
              <text:p/>
            </table:table-cell>
            <table:covered-table-cell table:style-name="ce57"/>
            <table:table-cell table:number-columns-repeated="1019"/>
          </table:table-row>
          <table:table-row table:style-name="ro17">
            <table:covered-table-cell table:number-columns-repeated="2" table:style-name="ce21"/>
            <table:table-cell table:style-name="ce32" office:value-type="string" calcext:value-type="string">
              <text:p>DECOUPAGE EN FICHIERS</text:p>
            </table:table-cell>
            <table:table-cell table:style-name="ce48" office:value-type="string" calcext:value-type="string">
              <text:p>Chaque exécutable est découpé au moins en 3 fichiers &amp; </text:p>
              <text:p>Réutilisation du code de lecture des fichiers entre les 3 exécutables exiaSaver</text:p>
              <text:p/>
            </table:table-cell>
            <table:covered-table-cell table:style-name="ce59"/>
            <table:table-cell table:number-columns-repeated="1019"/>
          </table:table-row>
          <table:table-row table:style-name="ro18">
            <table:covered-table-cell table:style-name="ce20"/>
            <table:table-cell table:style-name="ce32" office:value-type="string" calcext:value-type="string">
              <text:p>DIVERS</text:p>
            </table:table-cell>
            <table:table-cell table:style-name="ce32" office:value-type="string" calcext:value-type="string">
              <text:p>LIVRABLES</text:p>
            </table:table-cell>
            <table:table-cell table:style-name="ce47" office:value-type="string" calcext:value-type="string">
              <text:p>Tous les livrables ont été réalisés et ils sont de qualité.</text:p>
              <text:p/>
            </table:table-cell>
            <table:table-cell table:style-name="ce58" office:value-type="string" calcext:value-type="string">
              <text:p>Livrables demandés : </text:p>
              <text:p>Technique</text:p>
              <text:p>Manuel utilisation</text:p>
            </table:table-cell>
            <table:table-cell table:number-columns-repeated="1019"/>
          </table:table-row>
        </table:table-row-group>
        <table:table-row table:style-name="ro19">
          <table:table-cell table:style-name="ce22" office:value-type="string" calcext:value-type="string" table:number-columns-spanned="5" table:number-rows-spanned="1">
            <text:p><text:s text:c="4"/>PARTIE 1.2 - NOTE FINAL GROUPE - SANS BONUS </text:p>
          </table:table-cell>
          <table:covered-table-cell table:number-columns-repeated="3" table:style-name="ce34"/>
          <table:covered-table-cell table:style-name="ce60"/>
          <table:table-cell table:number-columns-repeated="1019"/>
        </table:table-row>
        <table:table-row-group>
          <table:table-row table:style-name="ro1">
            <table:table-cell table:style-name="ce23" office:value-type="string" calcext:value-type="string" table:number-columns-spanned="3" table:number-rows-spanned="3">
              <text:p>BONUS GROUPE</text:p>
              <text:p>Fonctionnalités optionnelles </text:p>
              <text:p/>
            </table:table-cell>
            <table:covered-table-cell table:style-name="ce35"/>
            <table:covered-table-cell table:style-name="ce43"/>
            <table:table-cell table:style-name="ce49" office:value-type="string" calcext:value-type="string">
              <text:p>Utilisation des fichiers PBM ou équivalent</text:p>
            </table:table-cell>
            <table:table-cell table:style-name="ce56" office:value-type="string" calcext:value-type="string" table:number-columns-spanned="1" table:number-rows-spanned="3">
              <text:p>Points BONUS supplémentaires </text:p>
            </table:table-cell>
            <table:table-cell table:number-columns-repeated="1019"/>
          </table:table-row>
          <table:table-row table:style-name="ro1">
            <table:covered-table-cell table:style-name="ce24"/>
            <table:covered-table-cell table:style-name="ce36"/>
            <table:covered-table-cell table:style-name="ce44"/>
            <table:table-cell table:style-name="ce49" office:value-type="string" calcext:value-type="string">
              <text:p>Utilisation des couleurs</text:p>
            </table:table-cell>
            <table:covered-table-cell table:style-name="ce57"/>
            <table:table-cell table:number-columns-repeated="1019"/>
          </table:table-row>
          <table:table-row table:style-name="ro9">
            <table:covered-table-cell table:style-name="ce25"/>
            <table:covered-table-cell table:style-name="ce37"/>
            <table:covered-table-cell table:style-name="ce45"/>
            <table:table-cell table:style-name="ce49" office:value-type="string" calcext:value-type="string">
              <text:p>Utilisation de plusieurs forks en "parallèle" pour la lecture des fichiers et/ou calculs affichage et/ou la capture touches écran de type interactif</text:p>
            </table:table-cell>
            <table:covered-table-cell table:style-name="ce57"/>
            <table:table-cell table:number-columns-repeated="1019"/>
          </table:table-row>
        </table:table-row-group>
        <table:table-row table:style-name="ro20">
          <table:table-cell table:style-name="ce26" office:value-type="string" calcext:value-type="string" table:number-columns-spanned="5" table:number-rows-spanned="1">
            <text:p><text:s text:c="4"/>PARTIE 1.3 - NOTE FINALE GROUPE <text:s/>+ BONUS</text:p>
          </table:table-cell>
          <table:covered-table-cell table:number-columns-repeated="3" table:style-name="ce38"/>
          <table:covered-table-cell table:style-name="ce61"/>
          <table:table-cell table:number-columns-repeated="1019"/>
        </table:table-row>
        <table:table-row table:style-name="ro20">
          <table:table-cell table:style-name="ce15" office:value-type="string" calcext:value-type="string" table:number-columns-spanned="5" table:number-rows-spanned="1">
            <text:p>2 - EVALUATION INDIVIDUELLE</text:p>
          </table:table-cell>
          <table:covered-table-cell table:number-columns-repeated="3" table:style-name="ce30"/>
          <table:covered-table-cell table:style-name="ce52"/>
          <table:table-cell table:number-columns-repeated="1019"/>
        </table:table-row>
        <table:table-row-group>
          <table:table-row table:style-name="ro21">
            <table:table-cell table:style-name="ce27" office:value-type="string" calcext:value-type="string">
              <text:p>EVALUATION INDIVIDUELLE</text:p>
              <text:p>(40%)</text:p>
            </table:table-cell>
            <table:table-cell table:style-name="ce27" office:value-type="string" calcext:value-type="string">
              <text:p>TECHNIQUE</text:p>
            </table:table-cell>
            <table:table-cell table:style-name="ce27" office:value-type="string" calcext:value-type="string">
              <text:p>QUESTION POSEE </text:p>
              <text:p>PAR LE JURY A CHAQUE MEMBRE DU GROUPE</text:p>
            </table:table-cell>
            <table:table-cell table:style-name="ce50" office:value-type="string" calcext:value-type="string">
              <text:p>Aucune hésitation et réponse satisfaisante à la question posée par le jury sur un des aspects techniques du projet</text:p>
            </table:table-cell>
            <table:table-cell table:style-name="ce58" office:value-type="string" calcext:value-type="string">
              <text:p>40% de la note finale</text:p>
            </table:table-cell>
            <table:table-cell table:number-columns-repeated="1019"/>
          </table:table-row>
          <table:table-row table:style-name="ro22">
            <table:table-cell table:style-name="ce27" office:value-type="string" calcext:value-type="string">
              <text:p>EVALUATION PAR LES PAIRS</text:p>
              <text:p>(10%)</text:p>
            </table:table-cell>
            <table:table-cell table:style-name="ce27" office:value-type="string" calcext:value-type="string">
              <text:p>CPT</text:p>
            </table:table-cell>
            <table:table-cell table:style-name="ce27" office:value-type="string" calcext:value-type="string">
              <text:p>FAITE PAR LES ETUDIANTS</text:p>
            </table:table-cell>
            <table:table-cell table:style-name="ce50" office:value-type="string" calcext:value-type="string">
              <text:p>Chaque étudiant va évaluer chaque membre de l'équipe (sauf lui-même) en lui attribuant une note ABCD. Le  jury recupère les notes de chaque personne et calcule la note finale de  cet ITEM.</text:p>
              <text:p/>
              <text:p>Les critères que vous devez utiliser pour l'évaluation de vos pairs sont : </text:p>
              <text:p>Implication, Quantité de travail réalisée, Efficacité</text:p>
            </table:table-cell>
            <table:table-cell table:style-name="ce58" office:value-type="string" calcext:value-type="string">
              <text:p>10% de la note finale</text:p>
            </table:table-cell>
            <table:table-cell table:number-columns-repeated="1019"/>
          </table:table-row>
          <table:table-row table:style-name="ro23">
            <table:table-cell table:style-name="ce27" office:value-type="string" calcext:value-type="string">
              <text:p>EVALUATION TUTEUR &amp; JURYS</text:p>
              <text:p>(10%)</text:p>
            </table:table-cell>
            <table:table-cell table:style-name="ce27" office:value-type="string" calcext:value-type="string">
              <text:p>PERFORMANCE </text:p>
              <text:p>SOUTENANCE</text:p>
            </table:table-cell>
            <table:table-cell table:style-name="ce27" office:value-type="string" calcext:value-type="string">
              <text:p>SOUTENANCE</text:p>
            </table:table-cell>
            <table:table-cell table:style-name="ce50" office:value-type="string" calcext:value-type="string">
              <text:p>Le jury vous évaluera sur votre performance lors de la soutenance <text:s/></text:p>
            </table:table-cell>
            <table:table-cell table:style-name="ce58" office:value-type="string" calcext:value-type="string">
              <text:p>10% de la note finale</text:p>
            </table:table-cell>
            <table:table-cell table:number-columns-repeated="1019"/>
          </table:table-row>
        </table:table-row-group>
        <table:table-row table:style-name="ro24">
          <table:table-cell table:style-name="ce26" office:value-type="string" calcext:value-type="string" table:number-columns-spanned="5" table:number-rows-spanned="1">
            <text:p><text:s text:c="3"/>PARTIE 2.1 - NOTE FINAL GROUPE + INDV</text:p>
          </table:table-cell>
          <table:covered-table-cell table:number-columns-repeated="3" table:style-name="ce38"/>
          <table:covered-table-cell table:style-name="ce61"/>
          <table:table-cell table:number-columns-repeated="1019"/>
        </table:table-row>
        <table:table-row table:style-name="ro25">
          <table:table-cell table:style-name="ce28" office:value-type="string" calcext:value-type="string" table:number-columns-spanned="5" table:number-rows-spanned="1">
            <text:p>3 - NOTE FINALE ABCD</text:p>
          </table:table-cell>
          <table:covered-table-cell table:number-columns-repeated="3" table:style-name="ce39"/>
          <table:covered-table-cell table:style-name="ce28"/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 style:data-style-name="N2" text:time-value="13:17:40.006558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A_20_EXPLICATIVE_20_GRILLE" style:display-name="PageStyle_NOTA EXPLICATIVE GRI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LLE_20_PROJET_20_A1_20_-_20_SYST_20_ET_20_PROG" style:display-name="PageStyle_GRILLE PROJET A1 - SYST ET PRO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lario, Julio</meta:initial-creator>
    <meta:print-date>2016-11-30T14:42:24</meta:print-date>
    <meta:creation-date>2012-11-20T09:51:42</meta:creation-date>
    <dc:date>2018-06-24T13:20:11.374917373</dc:date>
    <meta:generator>LibreOffice/5.2.7.2$Linux_X86_64 LibreOffice_project/20m0$Build-2</meta:generator>
    <meta:editing-duration>PT4H12M46S</meta:editing-duration>
    <meta:editing-cycles>3</meta:editing-cycles>
    <meta:document-statistic meta:table-count="2" meta:cell-count="9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